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62777"/>
    </style:style>
    <style:style style:name="P2" style:family="paragraph" style:parent-style-name="Text_20_body">
      <style:text-properties officeooo:paragraph-rsid="00167ea5"/>
    </style:style>
    <style:style style:name="P3" style:family="paragraph" style:parent-style-name="Text_20_body">
      <style:text-properties officeooo:paragraph-rsid="0017643b"/>
    </style:style>
    <style:style style:name="P4" style:family="paragraph" style:parent-style-name="Text_20_body">
      <style:text-properties officeooo:paragraph-rsid="00182e93"/>
    </style:style>
    <style:style style:name="P5" style:family="paragraph" style:parent-style-name="Standard">
      <style:text-properties officeooo:rsid="0015bb85" officeooo:paragraph-rsid="0015bb85"/>
    </style:style>
    <style:style style:name="P6" style:family="paragraph" style:parent-style-name="Text_20_body">
      <style:text-properties officeooo:rsid="0015bb85" officeooo:paragraph-rsid="0015bb85"/>
    </style:style>
    <style:style style:name="P7" style:family="paragraph" style:parent-style-name="Text_20_body" style:list-style-name="L1">
      <style:text-properties officeooo:rsid="0015bb85" officeooo:paragraph-rsid="0015bb85"/>
    </style:style>
    <style:style style:name="P8" style:family="paragraph" style:parent-style-name="Text_20_body">
      <style:text-properties officeooo:rsid="00167ea5" officeooo:paragraph-rsid="00167ea5"/>
    </style:style>
    <style:style style:name="P9" style:family="paragraph" style:parent-style-name="Text_20_body">
      <style:text-properties officeooo:rsid="00182e93" officeooo:paragraph-rsid="00182e93"/>
    </style:style>
    <style:style style:name="P10" style:family="paragraph" style:parent-style-name="Text_20_body" style:list-style-name="L2">
      <style:text-properties officeooo:rsid="00162777" officeooo:paragraph-rsid="00162777"/>
    </style:style>
    <style:style style:name="P11" style:family="paragraph" style:parent-style-name="Text_20_body">
      <style:text-properties officeooo:rsid="001b8d74" officeooo:paragraph-rsid="001b8d74"/>
    </style:style>
    <style:style style:name="P12" style:family="paragraph" style:parent-style-name="Text_20_body">
      <style:text-properties officeooo:rsid="001b8d74" officeooo:paragraph-rsid="001f8e8c"/>
    </style:style>
    <style:style style:name="P13" style:family="paragraph" style:parent-style-name="Text_20_body">
      <style:text-properties officeooo:rsid="001bd6e8" officeooo:paragraph-rsid="001fd6fc"/>
    </style:style>
    <style:style style:name="P14" style:family="paragraph" style:parent-style-name="Text_20_body">
      <style:text-properties officeooo:paragraph-rsid="00182e93"/>
    </style:style>
    <style:style style:name="P15" style:family="paragraph" style:parent-style-name="Text_20_body">
      <style:text-properties officeooo:paragraph-rsid="002127bf"/>
    </style:style>
    <style:style style:name="P16" style:family="paragraph" style:parent-style-name="Text_20_body">
      <style:text-properties officeooo:paragraph-rsid="0021efec"/>
    </style:style>
    <style:style style:name="P17" style:family="paragraph" style:parent-style-name="Text_20_body">
      <style:text-properties officeooo:paragraph-rsid="0023ea31"/>
    </style:style>
    <style:style style:name="P18" style:family="paragraph" style:parent-style-name="Text_20_body">
      <style:text-properties officeooo:paragraph-rsid="00262350"/>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text-properties officeooo:paragraph-rsid="00262350"/>
    </style:style>
    <style:style style:name="P22" style:family="paragraph" style:parent-style-name="Heading_20_3">
      <style:text-properties officeooo:rsid="00182e93"/>
    </style:style>
    <style:style style:name="P23" style:family="paragraph" style:parent-style-name="Heading_20_3">
      <style:text-properties officeooo:rsid="00162777"/>
    </style:style>
    <style:style style:name="P24" style:family="paragraph" style:parent-style-name="Heading_20_2">
      <style:text-properties officeooo:rsid="0015bb85" officeooo:paragraph-rsid="0015bb85"/>
    </style:style>
    <style:style style:name="P25" style:family="paragraph" style:parent-style-name="Heading_20_2">
      <style:text-properties officeooo:rsid="00167ea5"/>
    </style:style>
    <style:style style:name="P26" style:family="paragraph" style:parent-style-name="Heading_20_2">
      <style:text-properties officeooo:rsid="0017643b"/>
    </style:style>
    <style:style style:name="T1" style:family="text">
      <style:text-properties officeooo:rsid="0015bb85"/>
    </style:style>
    <style:style style:name="T2" style:family="text">
      <style:text-properties officeooo:rsid="00162777"/>
    </style:style>
    <style:style style:name="T3" style:family="text">
      <style:text-properties officeooo:rsid="00167ea5"/>
    </style:style>
    <style:style style:name="T4" style:family="text">
      <style:text-properties fo:font-weight="bold" officeooo:rsid="00167ea5" style:font-weight-asian="bold" style:font-weight-complex="bold"/>
    </style:style>
    <style:style style:name="T5" style:family="text">
      <style:text-properties officeooo:rsid="0017643b"/>
    </style:style>
    <style:style style:name="T6" style:family="text">
      <style:text-properties officeooo:rsid="00182e93"/>
    </style:style>
    <style:style style:name="T7" style:family="text">
      <style:text-properties officeooo:rsid="001b8d74"/>
    </style:style>
    <style:style style:name="T8" style:family="text">
      <style:text-properties officeooo:rsid="001f8e8c"/>
    </style:style>
    <style:style style:name="T9" style:family="text">
      <style:text-properties officeooo:rsid="001fd6fc"/>
    </style:style>
    <style:style style:name="T10" style:family="text">
      <style:text-properties officeooo:rsid="002127bf"/>
    </style:style>
    <style:style style:name="T11" style:family="text">
      <style:text-properties officeooo:rsid="0021efec"/>
    </style:style>
    <style:style style:name="T12" style:family="text">
      <style:text-properties officeooo:rsid="0023ea31"/>
    </style:style>
    <style:style style:name="T13" style:family="text">
      <style:text-properties officeooo:rsid="00257609"/>
    </style:style>
    <style:style style:name="T14" style:family="text">
      <style:text-properties officeooo:rsid="00262350"/>
    </style:style>
    <style:style style:name="T15" style:family="text">
      <style:text-properties officeooo:rsid="0026486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orslag til l</text:span><text:span text:style-name="T1">æreplan for børnehaveklassen på Den dansk-franske Skole</text:span></text:h>
      <text:p text:style-name="P5"/>
      <text:h text:style-name="P24" text:outline-level="2">Formål</text:h>
      <text:p text:style-name="P6">Formålet med denne læreplan er,</text:p>
      <text:list xml:id="list1725908879" text:style-name="L1">
        <text:list-item>
          <text:p text:style-name="P7">at definere retningslinjerne for lærernes daglige virke, herunder retningslinjer for den løbende definition af målsætninger <text:span text:style-name="T8">for elever, lærere og forældre</text:span>, implementeringen af disse, og endelig evaluering.</text:p>
        </text:list-item>
        <text:list-item>
          <text:p text:style-name="P7">at give forældre og andre interesserede et indblik i skolens forventninger til undervisningen, til eleverne og til forældrene</text:p>
        </text:list-item>
      </text:list>
      <text:p text:style-name="P6"/>
      <text:h text:style-name="P25" text:outline-level="2">Rammer</text:h>
      <text:p text:style-name="P8">De overordnede rammer for undervisningen i børnehaveklassen defineres <text:span text:style-name="T8">af </text:span>Bekendtgørelsen om undervisning i børnehaveklassen, navnlig:</text:p>
      <text:p text:style-name="P2"><text:span text:style-name="T4">§ 1.</text:span><text:span text:style-name="T3"> Undervisningen i børnehaveklassen skal være med til at lægge fundamentet for skolens arbejde med elevernes alsidige udvikling ved at give det enkelte barn udfordringer, der udvikler barnets nysgerrighed, videbegær og lyst til at lære mere og gør barnet fortroligt med skolen. </text:span></text:p>
      <text:p text:style-name="P8">Stk. 2. Det tilstræbes, at børnene som en del af den alsidige udvikling tilegner sig viden og færdigheder,som undervisningen i skolens grundlæggende fag kan bygge videre på.</text:p>
      <text:p text:style-name="P8"/>
      <text:p text:style-name="P2"><text:span text:style-name="T4">§2.</text:span><text:span text:style-name="T3"> Leg skal udgøre et centralt element </text:span><text:span text:style-name="T5">i</text:span><text:span text:style-name="T3"> undervisning med vægt på legens egenværdi og læring gennem leg og legelignende aktiviteter.</text:span></text:p>
      <text:p text:style-name="P8">Stk.2. Undervisningen i børnehaveklassen skal tage udgangspunkt i og videreudvikle færdigheder, viden og erfaring, som børnene har tilegnet sig i familie, dagtilbud og fritid. </text:p>
      <text:p text:style-name="P8">Stk. 3. Undervisningen skal tilstræbe, at børnene udvikler lyst til og motivation for at beskæftige sig med skolens indhold, sociale fællesskab og særlige arbejdsformer og herved bidrage til grundlaget for børnenes videre skolegang. </text:p>
      <text:p text:style-name="P8">Stk. 4. Undervisningen tilrettelægges, så børnene erfarer, at de er en del af et større socialt fællesskab. </text:p>
      <text:h text:style-name="P26" text:outline-level="2">Overordnede undervisningsprincipper</text:h>
      <text:h text:style-name="P22" text:outline-level="3">Fælles indskoling</text:h>
      <text:p text:style-name="P9">Ved at blande børnene aldersmæssigt tilstræber vi at udnytte de erfaringsudvekslings- og læringsprocesser der naturligt finder sted mellem børn på forskellige stadier. Børnene bliver eksempler for hinanden. Ved at videreformidle sin kundskab bliver den enkelte styrket fagligt indenfor emnet - og opbygger tillid, selvtillid og selvværd.</text:p>
      <text:h text:style-name="P22" text:outline-level="3"><text:soft-page-break/>Projektorienteret undervisning</text:h>
      <text:p text:style-name="P4"><text:span text:style-name="T6">Undervisningen er struktureret omkring workshops, som løbende defineres afhængigt af børnenes </text:span><text:span text:style-name="T6">interesser. Barnet føler således ansvar og ejerskab for sit projekt, og lærerens rolle er overvejende af inspirerende, vejledende og koordinerende art.</text:span></text:p>
      <text:h text:style-name="P22" text:outline-level="3">Undervisning på to sprog</text:h>
      <text:p text:style-name="P4"><text:span text:style-name="T6">Det er en målsætning, at børnene udover dansk også skal beherske fransk på modersmålsniveau. </text:span><text:span text:style-name="T7">[…]</text:span></text:p>
      <text:h text:style-name="Heading_20_2" text:outline-level="2"><text:span text:style-name="T8">Metoder</text:span></text:h>
      <text:h text:style-name="Heading_20_4" text:outline-level="4"><text:span text:style-name="T8">Begrænset frit valg</text:span></text:h>
      <text:h text:style-name="Heading_20_4" text:outline-level="4"><text:span text:style-name="T10">Eksemplets magt</text:span></text:h>
      <text:h text:style-name="Heading_20_4" text:outline-level="4"><text:span text:style-name="T14">Udnyttelse af d</text:span><text:span text:style-name="T8">aglig</text:span><text:span text:style-name="T15">dags</text:span><text:span text:style-name="T8">situationer som udgangspunkt for undervisningen</text:span></text:h>
      <text:p text:style-name="Text_20_body"><text:span text:style-name="T8"/></text:p>
      <text:h text:style-name="Heading_20_4" text:outline-level="4"><text:span text:style-name="T8">Organiseret sparring eleverne imellem</text:span></text:h>
      <text:h text:style-name="Heading_20_4" text:outline-level="4"><text:span text:style-name="T8">Individuelle sessioner</text:span></text:h>
      <text:h text:style-name="Heading_20_4" text:outline-level="4"><text:span text:style-name="T14">Vekslen</text:span><text:span text:style-name="T8"> i elevernes rollefunktioner</text:span></text:h>
      <text:h text:style-name="Heading_20_4" text:outline-level="4"><text:span text:style-name="T11">Udnyttelse af tværfaglig synergi</text:span></text:h>
      <text:h text:style-name="P26" text:outline-level="2">Indhold</text:h>
      <text:p text:style-name="P3"><text:span text:style-name="T5">Indholdet i denne læreplan er opdelt i følgende </text:span><text:span text:style-name="T6">faglige kategorier:</text:span></text:p>
      <text:list xml:id="list536631363" text:style-name="L2">
        <text:list-item>
          <text:p text:style-name="P10">Sproglig opmærksomhed og ordforrådsudvidelse </text:p>
        </text:list-item>
        <text:list-item>
          <text:p text:style-name="P10">Matematisk opmærksomhed og begrebsdannelse </text:p>
        </text:list-item>
        <text:list-item>
          <text:p text:style-name="P10">Naturen og naturfaglige fænomener i de nære omgivelser </text:p>
        </text:list-item>
        <text:list-item>
          <text:p text:style-name="P10"><text:span text:style-name="T12">Kunstneriske </text:span>indtryk og udtryk </text:p>
        </text:list-item>
        <text:list-item>
          <text:p text:style-name="P10">Bevægelse og motorik. </text:p>
        </text:list-item>
        <text:list-item>
          <text:p text:style-name="P10">Sociale færdigheder i klassen og i fri leg </text:p>
        </text:list-item>
        <text:list-item>
          <text:p text:style-name="P10">Almindelige normer for sund kost og hyggelige måltider </text:p>
        </text:list-item>
        <text:list-item>
          <text:p text:style-name="P10">Renlighed, påklædning og færdigheder i at klare de praktiske ting ved egen hjælp </text:p>
        </text:list-item>
        <text:list-item>
          <text:p text:style-name="P10">Hensynsfulde og trafiksikre adfærdsnormer uden for skolens område </text:p>
        </text:list-item>
      </text:list>
      <text:p text:style-name="P1"/>
      <text:h text:style-name="Heading_20_3" text:outline-level="3">Sproglig opmærksomhed og ordforrådsudvidelse</text:h>
      <text:p text:style-name="P11">Der leges, improviseres og eksperimenteres med rim, rytme, lyde og ord. </text:p>
      <text:p text:style-name="P11">Der leges med sætnings- og orddannelse og tales om ords betydning og korrekte udtale. </text:p>
      <text:p text:style-name="P11">Der lyttes til fortælling og oplæsning. </text:p>
      <text:p text:style-name="P11">Der læses kendte billedbøger højt for eleverne og tales om indholdet og billederne. </text:p>
      <text:p text:style-name="P11">Der øves i vekslen mellem at lytte og ytre sig ved fællessamtaler. </text:p>
      <text:p text:style-name="P11">Der dikteres historier, som nedfældes af en voksen og senere publiceres og kommenteres skriftligt af <text:soft-page-break/>andre elever og voksne.</text:p>
      <text:p text:style-name="P11">Der holdes dagligt korte præsentationer om et selvvalgt emne, hvortil der stilles spørgsmål, som besvares.</text:p>
      <text:p text:style-name="P12"><text:span text:style-name="T8">Der leges og eksperimenteres med at oversætte fra dansk til fransk og omvendt.</text:span></text:p>
      <text:h text:style-name="P23" text:outline-level="3">Matematisk opmærksomhed og begrebsdannelse </text:h>
      <text:p text:style-name="P11">Der skabes rum og tid til at eleverne kan høste erfaringer i situationer med leg, spil, <text:span text:style-name="T8">computerspil </text:span>og </text:p>
      <text:p text:style-name="P11">eksperimenter, der giver dem mulighed for at erkende den matematiske del af deres omgivelser. </text:p>
      <text:p text:style-name="P11"/>
      <text:p text:style-name="P11">Der indsamles ting og ordnes efter egenskaber. </text:p>
      <text:p text:style-name="P11">Der lægges puslespil. </text:p>
      <text:p text:style-name="P11">Der sorteres efter form og farve. </text:p>
      <text:p text:style-name="P11">Der leges og eksperimenteres med at bygge med forskellige former og materialer. </text:p>
      <text:p text:style-name="P11">Der leges med rækketælling 0-10. </text:p>
      <text:p text:style-name="P11">Der iagttages, tegnes, formes og farves mønstre. </text:p>
      <text:p text:style-name="P13">Visse beslutninger træffes ved terningkast.</text:p>
      <text:h text:style-name="Heading_20_3" text:outline-level="3"><text:span text:style-name="T2">Naturen og naturfaglige fænomener i de nære omgivelser </text:span></text:h>
      <text:p text:style-name="Text_20_body">Eleverne gøres bekendte med den lokale natur, hvordan man bruger den hensynsfuldt og undgår at gøre skade på planter og dyr. </text:p>
      <text:p text:style-name="Text_20_body">Der arbejdes hen imod at eleverne bliver opmærksomme på alle sanser <text:span text:style-name="T9">og målingsbegrebet introduceres løbende.</text:span></text:p>
      <text:p text:style-name="Text_20_body"><text:s/></text:p>
      <text:p text:style-name="Text_20_body">Undervisningen skal styrke elevernes opmærksomhed på naturfaglige hverdagsfænomener og inddrage deres umiddelbare iagttagelser i samtale. </text:p>
      <text:p text:style-name="Text_20_body">Eleverne trænes i at lægge mærke til naturfaglige fænomener fra hverdagen, herunder tænke </text:p>
      <text:p text:style-name="Text_20_body">over, stille spørgsmål til og tale om deres iagttagelser. Undervisningen lægger vægt på at udvikle elevernes interesse, nysgerrighed og respekt for naturen. </text:p>
      <text:p text:style-name="Text_20_body">Elevernes spørgsmål om naturen følges op af den voksne med åbne spørgsmål, som sætter yderligere tanker i gang hos eleverne. </text:p>
      <text:p text:style-name="Text_20_body">Der arbejdes med at kende til årets og døgnets gang og til begivenheder i naturen, gennem iagttagelser, systematisering og generaliseringer. </text:p>
      <text:p text:style-name="Text_20_body">Der arbejdes med iagttagelse af livsvilkår i nærområdets biotoper samt navngivning af disses almindeligste planter, træer og dyr. </text:p>
      <text:p text:style-name="Text_20_body">Der arbejdes med begyndende kendskab til dagligdagens ressourcer, som vand, elektricitet og affald. </text:p>
      <text:p text:style-name="Text_20_body">Der arbejdes med begyndende kendskab til kroppens funktioner, herunder betydningen af god hygiejne, håndvask, næsepudsning mv. </text:p>
      <text:p text:style-name="Text_20_body">Der arbejdes med begyndende kendskab til sund kost samt de almindelige fødevarer og deres oprindelse. </text:p>
      <text:p text:style-name="Text_20_body"><text:s/></text:p>
      <text:p text:style-name="Text_20_body"><text:soft-page-break/>Hovedvægten lægges på undersøgende, eksperimenterende og legende aktiviteter.</text:p>
      <text:h text:style-name="Heading_20_3" text:outline-level="3"><text:span text:style-name="T11">Kunstneriske udtryk og indtryk</text:span></text:h>
      <text:h text:style-name="Heading_20_4" text:outline-level="4"><text:span text:style-name="T11">Musik</text:span></text:h>
      <text:p text:style-name="P16"><text:span text:style-name="T10">Der arbejdes med rytmelære, pulsfornemmelse, eenstemmig sang.</text:span></text:p>
      <text:p text:style-name="P15"><text:span text:style-name="T10">Nodelære, </text:span><text:span text:style-name="T11">frekvensbegreb og logaritmisk skalaforståelse</text:span><text:span text:style-name="T10"> introduceres </text:span><text:span text:style-name="T14">gennem leg</text:span><text:span text:style-name="T10">.</text:span></text:p>
      <text:p text:style-name="P15"><text:span text:style-name="T10">Enkle stykker spilles på klaver.</text:span></text:p>
      <text:p text:style-name="P15"><text:span text:style-name="T10">Der lyttes til musik.</text:span></text:p>
      <text:h text:style-name="Heading_20_4" text:outline-level="4"><text:span text:style-name="T10">Billed</text:span><text:span text:style-name="T11">kunst</text:span></text:h>
      <text:p text:style-name="P16"><text:span text:style-name="T11">Der tegnes frit eller efter </text:span><text:span text:style-name="T13">bundne opgaver</text:span><text:span text:style-name="T11">.</text:span></text:p>
      <text:p text:style-name="P17"><text:span text:style-name="T12">Der farvelægges i hånden eller på PC.</text:span></text:p>
      <text:p text:style-name="P17"><text:span text:style-name="T12">Der fotograferes.</text:span></text:p>
      <text:p text:style-name="P17"><text:span text:style-name="T12">I værkstedet skabes og bygges der af ler, papir, lærred, maling, blyanter, limpistoler, skrald og pensler.</text:span></text:p>
      <text:h text:style-name="Heading_20_3" text:outline-level="3"><text:span text:style-name="T14">Bevægelse og motorik</text:span></text:h>
      <text:p text:style-name="Text_20_body">Fra første til sidste skoledag bruges som minimum ca. 1.<text:span text:style-name="T14">5</text:span> time dagligt til motion i frisk luft.</text:p>
      <text:p text:style-name="Text_20_body">Disse timer kan foregå på mange forskellige måder, og det er vigtigt, at eleverne lærer, at udendørsaktivitet kan foregå uanset vejret. Det skal føre til gode vaner med hensyn til bevægelse og udendørsoplevelser, og skal derfor foregå i en stemning, der fremmer lysten, men samtidig skal der stilles krav til alsidig bevægelse, der udvikler grovmotorik og træner evnen til at gå og løbe ved <text:span text:style-name="T11">fælles aktiviteter. </text:span></text:p>
      <text:p text:style-name="Text_20_body">I skolestartsperioden skal eleverne lære at komme ud af døren på en effektiv og hensigtsmæssig måde. De skal lære at gå i samlet flok i et fornuftigt tempo, der giver mulighed for at udnytte lokalområdets natur og legepladser. </text:p>
      <text:p text:style-name="Text_20_body">Der arbejdes med fælleslege og aktiviteter, der opfordrer til fysisk aktivitet og udholdenhed, herunder ved løb, gang, balance, hop, sving og hink. </text:p>
      <text:p text:style-name="Text_20_body">Der lægges vægt på at begynde at lære eleverne at trave uden ophold og at træne deres udholdenhed således, at det bliver muligt at trave stadigt længere ture. </text:p>
      <text:p text:style-name="Text_20_body">Der anvendes remser og sange i undervisningen, der understøtter særlige bevægelsesmønstre og <text:span text:style-name="T11">træner rytmisk bevægelse. </text:span></text:p>
      <text:p text:style-name="Text_20_body">Elevernes elementære grovmotoriske færdigheder trænes gennem idrætsaktiviteter og bevægelseslege, og relevante forklaringer og instruktioner gør eleverne fortrolige med brug af redskaber og værktøjer. Lege og aktiviteter tilrettelægges, så eleverne oplever og får indsigt i kroppens muligheder og begrænsninger. </text:p>
      <text:p text:style-name="Text_20_body">I alle timer forsøges det at kombinere sproglige aktiviteter med fysiske handlinger således, at undervisningen kobler tale- og kropssprog sammen i undervisningssituationer, herunder i lege og <text:span text:style-name="T11">rollespil.</text:span></text:p>
      <text:h text:style-name="Heading_20_3" text:outline-level="3"><text:span text:style-name="T11">Hensynsfulde og trafiksikre adfærdsnormer uden for skolens område </text:span></text:h>
      <text:p text:style-name="P18">Det forventes, at eleverne starter i skole med grundlæggende kendskab til og færdigheder i at begå sig sikkert i trafikken: </text:p>
      <text:list xml:id="list1600888463" text:style-name="L5">
        <text:list-item>
          <text:p text:style-name="P21">at de stopper og venter på tegn fra en voksen, før de går over en vej </text:p>
        </text:list-item>
        <text:list-item>
          <text:p text:style-name="P21"><text:soft-page-break/>at de kender og adlyder trafiklysets signaler </text:p>
        </text:list-item>
        <text:list-item>
          <text:p text:style-name="P21">at de almindeligvis kender forskel på vej, cykelsti og fortov og ved, hvad der er tilladt hvor </text:p>
        </text:list-item>
      </text:list>
      <text:h text:style-name="Heading_20_3" text:outline-level="3"><text:span text:style-name="T11">Sociale færdigheder på skolen</text:span></text:h>
      <text:p text:style-name="Text_20_body">Det forventes, at eleverne starter i skole med en grundlæggende opdragelse, som betyder, at de </text:p>
      <text:list xml:id="list1878476734" text:style-name="L4">
        <text:list-item>
          <text:p text:style-name="P20">har solid erfaring med at skulle dele, når man er flere sammen (både ting, opmærksomhed, taletid mm.) </text:p>
        </text:list-item>
        <text:list-item>
          <text:p text:style-name="P20">har solid erfaring med at skulle lytte til andre mennesker </text:p>
        </text:list-item>
        <text:list-item>
          <text:p text:style-name="P20">har solid erfaring med at skulle handle i overensstemmelse med voksnes anvisninger – nogle gange uden diskussion </text:p>
        </text:list-item>
        <text:list-item>
          <text:p text:style-name="P20">har solid erfaring med at skulle henvende sig til andre på en hensigtsmæssig måde </text:p>
        </text:list-item>
        <text:list-item>
          <text:p text:style-name="P20">har solid erfaring med at udtrykke deres egne behov </text:p>
        </text:list-item>
        <text:list-item>
          <text:p text:style-name="P20">har solid erfaring med at skulle tilsidesætte egne behov <text:s/></text:p>
        </text:list-item>
      </text:list>
      <text:p text:style-name="Text_20_body">I løbet af skolestartsperioden skal eleverne lære at overføre de sociale færdigheder, de har lært </text:p>
      <text:p text:style-name="Text_20_body">inden de startede i skole, på skoledagen således, at de </text:p>
      <text:list xml:id="list1389076645" text:style-name="L3">
        <text:list-item>
          <text:p text:style-name="P19">selv kan hente hjælp, når det er nødvendigt </text:p>
        </text:list-item>
        <text:list-item>
          <text:p text:style-name="P19">kan vurdere farligheden i en handling og afpasse sin adfærd derefter </text:p>
        </text:list-item>
        <text:list-item>
          <text:p text:style-name="P19"><text:span text:style-name="T11">kan vente på tur </text:span></text:p>
        </text:list-item>
        <text:list-item>
          <text:p text:style-name="P19">bliver på skolens område </text:p>
        </text:list-item>
        <text:list-item>
          <text:p text:style-name="P19">følger <text:span text:style-name="T14">den aftalte</text:span> dagsorden </text:p>
        </text:list-item>
        <text:list-item>
          <text:p text:style-name="P19">er selvhjulpne i huset (garderobe, wc, køkken mv.) </text:p>
        </text:list-item>
        <text:list-item>
          <text:p text:style-name="P19">er selvhjulpne med påklædning, måltider, wc-besøg og håndvask </text:p>
        </text:list-item>
      </text:list>
      <text:p text:style-name="Text_20_body">Eleverne inddrages i aftaler om, hvilke regler og normer der skal gælde i klassen, og hvordan reglerne overholdes. De skal opleve, at de har indflydelse på og kan påvirke klassens aftaler. </text:p>
      <text:p text:style-name="Text_20_body">Der arbejdes med at lære eleverne at følge en dagsplan efter et skema. Der skal tages udgangspunkt i 6-åriges opfattelse af legens betydning og deres utilbøjelighed til at afbryde gode aktiviteter, men samtidig indøves skift i aktiviteter under lærerens ledelse på en rolig og tryg <text:span text:style-name="T11">må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text-properties fo:font-size="11pt" fo:font-style="italic" fo:font-weight="bold" style:font-size-asian="85%" style:font-style-asian="italic" style:font-weight-asian="normal" style:font-size-complex="85%"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7:56:15</meta:creation-date>
    <dc:date>2011-01-30T12:00:02</dc:date>
    <meta:editing-duration>PT08H33M47S</meta:editing-duration>
    <meta:editing-cycles>8</meta:editing-cycles>
    <meta:generator>OpenOffice.org/3.2$Linux OpenOffice.org_project/320m19$Build-9505</meta:generator>
    <meta:document-statistic meta:table-count="0" meta:image-count="0" meta:object-count="0" meta:page-count="5" meta:paragraph-count="117" meta:word-count="1473" meta:character-count="10018"/>
  </office:meta>
</office:document-meta>
</file>